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office:automatic-styles>
  <office:body>
    <office:text text:use-soft-page-breaks="true">
      <text:p text:style-name="P1"><text:tab/><text:tab/><text:tab/><text:span text:style-name="T2">Design Patterns Assignment – &gt;</text:span><text:span text:style-name="T3"><text:s/>Suyog Nerkar</text:span></text:p>
      <text:p text:style-name="Standard"/>
      <text:p text:style-name="Standard"/>
      <text:p text:style-name="Standard"><text:tab/>Shown below are the classes for the Virtual College, the cardinallity relationships and the dependencies of the various classess in the diagram.</text:p>
      <text:p text:style-name="Standard"><text:tab/>The virtual college can be modelled as the class diagram attached.The college can have a Admin who is responsible for the creation and termination of certain functionalities of the online college. As eg. in college Admin can create multiple Events,etc.Hence the Admin is related to the Event class 1 ---&gt; Many relationship.Such cardinallities are applies in the diagram attached.The coupling between the relations is shown using the aggregation and the composition relations in the diagram.</text:p>
      <text:p text:style-name="Standard"/>
      <text:p text:style-name="Standard">The Design patterns can be applied in the diagram as follows :</text:p>
      <text:p text:style-name="Standard"/>
      <text:p text:style-name="Standard"><text:span text:style-name="T4">1. Observer Pattern :<text:s/></text:span><text:s/>The observer pattern can be applied to<text:s/><text:span text:style-name="T5">UserManagement</text:span><text:s/>and<text:s/><text:span text:style-name="T6">Library</text:span><text:span text:style-name="T7">MemberDetails Class</text:span><text:s/>&amp; also<text:s/><text:span text:style-name="T8">Student</text:span><text:s/>and<text:s/><text:span text:style-name="T9">Exam</text:span><text:s/>class.An observer can be placed between the two classess and if in case the details of<text:s/><text:span text:style-name="T10">Student</text:span><text:s/>Class is changed ,the observer can Notify the<text:s/><text:span text:style-name="T11">Library</text:span><text:span text:style-name="T12">MemberDetails</text:span><text:s/>class of the Library or the<text:s/><text:span text:style-name="T13">Exam</text:span><text:s/>class <text:s/>about the changes made. <text:s/></text:p>
      <text:p text:style-name="Standard"/>
      <text:p text:style-name="Standard"/>
      <text:p text:style-name="Standard"><text:span text:style-name="T14">2. Factory pattern :</text:span><text:span text:style-name="T15"><text:s/></text:span><text:s text:c="2"/>Factory pattern can be applied to the<text:s/><text:span text:style-name="T16">ExamConduct<text:s/></text:span>Class where the Class can instantiate the conduction of Exam without even passing the parameters or type of exam to be conducted to the<text:s/><text:span text:style-name="T17">ExamConduct<text:s/></text:span>Class.The<text:s/><text:span text:style-name="T18">ExamConduct<text:s/></text:span>class determines the type of exam to be conducted automatically.</text:p>
      <text:p text:style-name="Standard"/>
      <text:p text:style-name="Standard"><text:span text:style-name="T19">3.Singleton Pattern :</text:span><text:span text:style-name="T20"><text:s/></text:span>We can apply Singleton Pattern to the<text:s/><text:span text:style-name="T21">VirtualCollege</text:span><text:span text:style-name="T22"><text:s/></text:span>class because<text:s/><text:span text:style-name="T23">VirtualCollege</text:span><text:s/>will always have a single instance and every other class will use<text:s/>the<text:s/><text:span text:style-name="T24">VirtualCollege’s</text:span><text:s/>same instance as their single point of access /global access point which will be provided by public getInstance Method.</text:p>
      <text:p text:style-name="Standard"/>
      <text:p text:style-name="Standard"><text:span text:style-name="T25">4.Composite Pattern :</text:span><text:span text:style-name="T26"><text:s/></text:span>Composite pattern can be applied to the<text:s/><text:span text:style-name="T27">Exam</text:span><text:s/>and<text:s/><text:span text:style-name="T28">MultimediaLibrary</text:span><text:s/>classes because<text:s/><text:span text:style-name="T29">E</text:span><text:span text:style-name="T30">xamIntr</text:span><text:span text:style-name="T31">oduction</text:span>,<text:span text:style-name="T32">ExamConduct</text:span><text:s/>and<text:s/><text:span text:style-name="T33">ExamEvaluation</text:span><text:s/>together<text:s/>comprises of<text:s/><text:span text:style-name="T34">Examdepartment</text:span><text:s/>&amp;<text:s/><text:span text:style-name="T35">VideoLibrary,AudioLibrary,ImageLibrary</text:span><text:s/>together<text:s/>forms the<text:s/><text:span text:style-name="T36">MultimediaLibrary</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ebonise</meta:initial-creator>
    <dc:creator>Apotheosis</dc:creator>
    <meta:creation-date>2013-12-20T18:37:00Z</meta:creation-date>
    <dc:date>2013-12-25T18:39:00Z</dc:date>
    <meta:template xlink:href="Normal" xlink:type="simple"/>
    <meta:editing-cycles>1</meta:editing-cycles>
    <meta:editing-duration>PT840S</meta:editing-duration>
    <meta:document-statistic meta:page-count="1" meta:paragraph-count="4" meta:word-count="299" meta:character-count="2001" meta:row-count="14" meta:non-whitespace-character-count="1706"/>
  </office:meta>
</office:document-meta>
</file>